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asi di Dati: Progettazione Logica</text:h>
      <text:h text:style-name="Heading_20_3" text:outline-level="3">1. Obiettivo e Contesto della Progettazione Logica</text:h>
      <text:p text:style-name="Text_20_body">La Progettazione Logica è una fase cruciale nello sviluppo di una base di dati.</text:p>
      <text:list text:style-name="L1">
        <text:list-item>
          <text:p text:style-name="P1"><text:span text:style-name="Strong_20_Emphasis">Obiettivo:</text:span> "Tradurre" lo <text:span text:style-name="Strong_20_Emphasis">schema concettuale</text:span> (spesso un diagramma E-R) in uno <text:span text:style-name="Strong_20_Emphasis">schema logico</text:span> che rappresenti gli stessi dati in modo <text:span text:style-name="Strong_20_Emphasis">corretto ed efficiente</text:span>. </text:p>
        </text:list-item>
        <text:list-item>
          <text:p text:style-name="P1"><text:span text:style-name="Strong_20_Emphasis">Modello Target:</text:span> Per questo corso, il modello logico di riferimento è il <text:span text:style-name="Strong_20_Emphasis">modello relazionale</text:span>. </text:p>
        </text:list-item>
        <text:list-item>
          <text:p text:style-name="P1"><text:span text:style-name="Strong_20_Emphasis">Input Principali:</text:span> Schema concettuale, informazioni sul <text:span text:style-name="Strong_20_Emphasis">carico applicativo</text:span> (le operazioni che verranno eseguite) e il modello logico scelto. </text:p>
        </text:list-item>
        <text:list-item>
          <text:p text:style-name="P1"><text:span text:style-name="Strong_20_Emphasis">Output Principali:</text:span> Schema logico e la documentazione associata. </text:p>
        </text:list-item>
        <text:list-item>
          <text:p text:style-name="P2"><text:span text:style-name="Strong_20_Emphasis">Non è una pura traduzione:</text:span> La progettazione logica non è un semplice <text:span text:style-name="Emphasis">mapping</text:span>, poiché alcuni aspetti del modello concettuale non sono direttamente rappresentabili nel modello logico (es. generalizzazioni). Per questo, è divisa in due fasi in cascata, dove è essenziale considerare le prestazioni. </text:p>
        </text:list-item>
      </text:list>
      <text:p text:style-name="Text_20_body">Le due fasi sono: <text:span text:style-name="Strong_20_Emphasis">Ristrutturazione dello schema E-R</text:span> e <text:span text:style-name="Strong_20_Emphasis">Traduzione nel modello logico</text:span>.</text:p>
      <text:p text:style-name="Horizontal_20_Line"/>
      <text:h text:style-name="Heading_20_3" text:outline-level="3">2. Ristrutturazione dello Schema E-R</text:h>
      <text:p text:style-name="Text_20_body">La ristrutturazione mira a <text:span text:style-name="Strong_20_Emphasis">semplificare la traduzione</text:span> nel modello relazionale e a <text:span text:style-name="Strong_20_Emphasis">ottimizzare le prestazioni</text:span>.</text:p>
      <text:p text:style-name="Text_20_body">Lo <text:span text:style-name="Strong_20_Emphasis">Schema E-R Ristrutturato</text:span> non è più uno schema concettuale completo, ma contiene solo <text:span text:style-name="Strong_20_Emphasis">entità, </text:span><text:span text:style-name="Strong_20_Emphasis"><text:span text:style-name="Emphasis">relationship</text:span></text:span><text:span text:style-name="Strong_20_Emphasis"> e attributi semplici</text:span>.</text:p>
      <text:h text:style-name="Heading_20_4" text:outline-level="4">Misurazione approssimata delle prestazioni</text:h>
      <text:p text:style-name="Text_20_body">Poiché le prestazioni non sono valutabili con precisione sullo schema concettuale, si usano degli indicatori approssimati.</text:p>
      <text:list text:style-name="L2">
        <text:list-item>
          <text:p text:style-name="P3"><text:span text:style-name="Strong_20_Emphasis">Spazio:</text:span> Considera il <text:span text:style-name="Strong_20_Emphasis">numero di occorrenze previste</text:span>. </text:p>
        </text:list-item>
        <text:list-item>
          <text:p text:style-name="P4"><text:span text:style-name="Strong_20_Emphasis">Tempo:</text:span> Considera il <text:span text:style-name="Strong_20_Emphasis">numero di occorrenze</text:span> (di entità e <text:span text:style-name="Emphasis">relationship</text:span>) visitate durante un'operazione, divise in operazioni di <text:span text:style-name="Strong_20_Emphasis">scrittura</text:span> (aggiungere/modificare) e <text:span text:style-name="Strong_20_Emphasis">lettura</text:span>. </text:p>
        </text:list-item>
      </text:list>
      <text:h text:style-name="Heading_20_4" text:outline-level="4">Attività di Ristrutturazione</text:h>
      <text:p text:style-name="Text_20_body">Le principali attività di ristrutturazione sono:</text:p>
      <text:list text:style-name="L3">
        <text:list-item>
          <text:p text:style-name="P5"><text:span text:style-name="Strong_20_Emphasis">Analisi delle ridondanze</text:span> </text:p>
        </text:list-item>
        <text:list-item>
          <text:p text:style-name="P5"><text:span text:style-name="Strong_20_Emphasis">Eliminazione delle generalizzazioni</text:span> </text:p>
        </text:list-item>
        <text:list-item>
          <text:p text:style-name="P5"><text:span text:style-name="Strong_20_Emphasis">Partizionamento/accorpamento di entità e relationship</text:span> </text:p>
        </text:list-item>
        <text:list-item>
          <text:p text:style-name="P6"><text:span text:style-name="Strong_20_Emphasis">Scelta degli identificatori primari</text:span> </text:p>
        </text:list-item>
      </text:list>
      <text:h text:style-name="Heading_20_4" text:outline-level="4">A. Analisi delle Ridondanze</text:h>
      <text:p text:style-name="Text_20_body">Una ridondanza è un'informazione significativa che è <text:span text:style-name="Strong_20_Emphasis">derivabile da altre informazioni</text:span> presenti nello schema E-R. In questa fase si decide se mantenerle o eliminarle.</text:p>
      <text:list text:style-name="L4">
        <text:list-item>
          <text:p text:style-name="P7"><text:soft-page-break/><text:span text:style-name="Strong_20_Emphasis">Vantaggi del mantenimento:</text:span> Semplificazione delle interrogazioni (letture) che richiedono quell’informazione. </text:p>
        </text:list-item>
        <text:list-item>
          <text:p text:style-name="P8"><text:span text:style-name="Strong_20_Emphasis">Svantaggi del mantenimento:</text:span> Appesantimento degli aggiornamenti (scritture) e maggiore occupazione di spazio. </text:p>
        </text:list-item>
      </text:list>
      <text:p text:style-name="Text_20_body"><text:span text:style-name="Strong_20_Emphasis">Forme di Ridondanza:</text:span></text:p>
      <text:list text:style-name="L5">
        <text:list-item>
          <text:p text:style-name="P9">Attributi derivabili (dalla stessa entità o da altre). </text:p>
        </text:list-item>
        <text:list-item>
          <text:p text:style-name="P10"><text:span text:style-name="Emphasis">Relationship</text:span> derivabili dalla composizione di altre (<text:span text:style-name="Emphasis">cicli</text:span>). </text:p>
        </text:list-item>
      </text:list>
      <text:p text:style-name="Text_20_body"><text:span text:style-name="Emphasis">(Esempio: In un caso specifico, mantenere un attributo ridondante come il "Numero abitanti" in "Città" può portare a molti meno accessi totali (3502 al giorno contro 12002 in assenza di ridondanza) e un consumo di memoria limitato, giustificando il mantenimento dell'attributo per ottimizzare le prestazioni)</text:span>.</text:p>
      <text:h text:style-name="Heading_20_4" text:outline-level="4">B. Eliminazione delle Generalizzazioni</text:h>
      <text:p text:style-name="Text_20_body">Le generalizzazioni devono essere eliminate perché <text:span text:style-name="Strong_20_Emphasis">il modello relazionale non può rappresentarle direttamente</text:span>. Vengono sostituite con entità e <text:span text:style-name="Emphasis">relationship</text:span>.</text:p>
      <text:p text:style-name="Text_20_body">Ci sono tre possibilità per l'eliminazione:</text:p>
      <text:list text:style-name="L6">
        <text:list-item>
          <text:p text:style-name="P11"><text:span text:style-name="Strong_20_Emphasis">Accorpamento delle figlie nel genitore</text:span>. Conviene se gli accessi al padre e alle figlie sono <text:span text:style-name="Strong_20_Emphasis">contestuali</text:span>. </text:p>
        </text:list-item>
        <text:list-item>
          <text:p text:style-name="P11"><text:span text:style-name="Strong_20_Emphasis">Accorpamento del genitore nelle figlie</text:span>. Conviene se gli accessi alle figlie sono <text:span text:style-name="Strong_20_Emphasis">distinti</text:span>, ed è usabile solo per generalizzazioni <text:span text:style-name="Strong_20_Emphasis">totali</text:span>. </text:p>
        </text:list-item>
        <text:list-item>
          <text:p text:style-name="P12"><text:span text:style-name="Strong_20_Emphasis">Sostituzione della generalizzazione con relationship</text:span>. Conviene se gli accessi alle entità figlie sono <text:span text:style-name="Strong_20_Emphasis">separati</text:span> dagli accessi al padre. </text:p>
        </text:list-item>
      </text:list>
      <text:h text:style-name="Heading_20_4" text:outline-level="4">C. Partizionamento/Accorpamento (Ottimizzazione)</text:h>
      <text:p text:style-name="Text_20_body">Queste ristrutturazioni sono effettuate per rendere più efficienti le operazioni.</text:p>
      <text:list text:style-name="L7">
        <text:list-item>
          <text:p text:style-name="P13"><text:span text:style-name="Strong_20_Emphasis">Partizionamento Verticale di Entità:</text:span> Separare attributi di un concetto che vengono <text:span text:style-name="Strong_20_Emphasis">accesi separatamente</text:span> (es. separare dati anagrafici da dati lavorativi di un Impiegato). </text:p>
        </text:list-item>
        <text:list-item>
          <text:p text:style-name="P13"><text:span text:style-name="Strong_20_Emphasis">Accorpamento di Entità/Relationship:</text:span> Raggruppare attributi di concetti diversi che sono <text:span text:style-name="Strong_20_Emphasis">accesi insieme</text:span>. </text:p>
        </text:list-item>
        <text:list-item>
          <text:p text:style-name="P13"><text:span text:style-name="Strong_20_Emphasis">Partizionamento Orizzontale di Relationship:</text:span> Dividere le occorrenze di una <text:span text:style-name="Emphasis">relationship</text:span> in base a condizioni (es. Composizioni attuali e Composizioni passate). </text:p>
        </text:list-item>
        <text:list-item>
          <text:p text:style-name="P14"><text:span text:style-name="Strong_20_Emphasis">Eliminazione di attributi multivalore (</text:span><text:span text:style-name="Strong_20_Emphasis"><text:span text:style-name="Emphasis">obbligatoria</text:span></text:span><text:span text:style-name="Strong_20_Emphasis">):</text:span> Gli attributi multivalore devono essere eliminati, solitamente creando una nuova entità e una <text:span text:style-name="Emphasis">relationship</text:span> 1:N per rappresentarli. </text:p>
        </text:list-item>
      </text:list>
      <text:h text:style-name="Heading_20_4" text:outline-level="4">D. Scelta degli Identificatori Primari</text:h>
      <text:p text:style-name="Text_20_body">È un'operazione <text:span text:style-name="Strong_20_Emphasis">indispensabile</text:span> perché gli identificatori primari diventeranno le <text:span text:style-name="Strong_20_Emphasis">chiavi primarie</text:span> nel modello relazionale.</text:p>
      <text:p text:style-name="Text_20_body"><text:span text:style-name="Strong_20_Emphasis">Criteri di scelta:</text:span></text:p>
      <text:list text:style-name="L8">
        <text:list-item>
          <text:p text:style-name="P15">Assenza di opzionalità. </text:p>
        </text:list-item>
        <text:list-item>
          <text:p text:style-name="P15"><text:span text:style-name="Strong_20_Emphasis">Semplicità:</text:span> Meglio interni che esterni, meglio un solo attributo. </text:p>
        </text:list-item>
        <text:list-item>
          <text:p text:style-name="P15">Utilizzo nelle operazioni più frequenti o importanti. </text:p>
        </text:list-item>
        <text:list-item>
          <text:p text:style-name="P15"><text:soft-page-break/>Minore occupazione di memoria. </text:p>
        </text:list-item>
        <text:list-item>
          <text:p text:style-name="P16">Se nessun identificatore naturale è appropriato, si introducono nuovi attributi (codici) generati appositamente. </text:p>
        </text:list-item>
      </text:list>
      <text:p text:style-name="Horizontal_20_Line"/>
      <text:h text:style-name="Heading_20_3" text:outline-level="3">3. Traduzione nel Modello Relazionale</text:h>
      <text:p text:style-name="Text_20_body">L'idea di base è che le entità con i loro attributi diventano <text:span text:style-name="Strong_20_Emphasis">tabelle (relazioni)</text:span>, e l'identificatore primario dell'entità diventa la <text:span text:style-name="Strong_20_Emphasis">chiave primaria</text:span> della tabella. La traduzione delle <text:span text:style-name="Emphasis">relationship</text:span> dipende dalla loro molteplicità.</text:p>
      <text:h text:style-name="Heading_20_4" text:outline-level="4">A. Relationship Molti a Molti (N:N)</text:h>
      <text:list text:style-name="L9">
        <text:list-item>
          <text:p text:style-name="P17"><text:span text:style-name="Strong_20_Emphasis">Regola:</text:span> La <text:span text:style-name="Emphasis">relationship</text:span> N:N è tradotta in una <text:span text:style-name="Strong_20_Emphasis">tabella separata</text:span>. </text:p>
        </text:list-item>
        <text:list-item>
          <text:p text:style-name="P17"><text:span text:style-name="Strong_20_Emphasis">Struttura:</text:span> La chiave primaria della nuova tabella è formata dalla <text:span text:style-name="Strong_20_Emphasis">concatenazione delle chiavi primarie</text:span> delle entità che partecipano, più eventuali attributi propri della <text:span text:style-name="Emphasis">relationship</text:span>. </text:p>
        </text:list-item>
        <text:list-item>
          <text:p text:style-name="P17"><text:span text:style-name="Strong_20_Emphasis">Vincoli:</text:span> Vengono aggiunti <text:span text:style-name="Strong_20_Emphasis">vincoli di integrità referenziale</text:span> (chiavi esterne) che collegano le chiavi degli attributi nella tabella della <text:span text:style-name="Emphasis">relationship</text:span> alle rispettive tabelle entità. </text:p>
        </text:list-item>
        <text:list-item>
          <text:p text:style-name="P18"><text:span text:style-name="Strong_20_Emphasis">Nota:</text:span> La traduzione N:N non tiene conto delle cardinalità minime (es. (0,N) si traduce come (1,N)). </text:p>
        </text:list-item>
      </text:list>
      <text:h text:style-name="Heading_20_4" text:outline-level="4">B. Relationship Ricorsive e N-arie</text:h>
      <text:list text:style-name="L10">
        <text:list-item>
          <text:p text:style-name="P19"><text:span text:style-name="Strong_20_Emphasis">Regola:</text:span> Vengono trattate come le <text:span text:style-name="Emphasis">relationship</text:span> N:N, creando una <text:span text:style-name="Strong_20_Emphasis">tabella separata</text:span> che include gli identificatori delle entità partecipanti e vincoli di integrità referenziale. Nelle <text:span text:style-name="Emphasis">relationship</text:span> ricorsive, gli attributi nella tabella della <text:span text:style-name="Emphasis">relationship</text:span> assumono <text:span text:style-name="Strong_20_Emphasis">nomi di ruolo</text:span> (es. Composto, Componente). </text:p>
        </text:list-item>
      </text:list>
      <text:h text:style-name="Heading_20_4" text:outline-level="4">C. Relationship Uno a Molti (1:N)</text:h>
      <text:list text:style-name="L11">
        <text:list-item>
          <text:p text:style-name="P20"><text:span text:style-name="Strong_20_Emphasis">Regola (Soluzione più compatta):</text:span> La <text:span text:style-name="Emphasis">relationship</text:span> è <text:span text:style-name="Strong_20_Emphasis">eliminata</text:span> e i suoi attributi (inclusa la chiave dell'entità sul lato 1) sono <text:span text:style-name="Strong_20_Emphasis">propagatii nell'entità che partecipa con cardinalità N</text:span>. </text:p>
        </text:list-item>
        <text:list-item>
          <text:p text:style-name="P20"><text:span text:style-name="Strong_20_Emphasis">Vincoli:</text:span> Si aggiunge un <text:span text:style-name="Strong_20_Emphasis">vincolo di integrità referenziale</text:span> nella tabella sul lato N che punta alla chiave primaria della tabella sul lato 1. </text:p>
        </text:list-item>
        <text:list-item>
          <text:p text:style-name="P21"><text:span text:style-name="Strong_20_Emphasis">Cardinalità Minima:</text:span> La traduzione permette di rappresentare la cardinalità minima (se (0,N), il campo può essere nullo; se (1,N), il campo non ammette valori nulli). </text:p>
        </text:list-item>
      </text:list>
      <text:h text:style-name="Heading_20_4" text:outline-level="4">D. Entità con Identificazione Esterna (Entità Deboli)</text:h>
      <text:list text:style-name="L12">
        <text:list-item>
          <text:p text:style-name="P22"><text:span text:style-name="Strong_20_Emphasis">Regola:</text:span> L'entità debole viene rappresentata con una relazione (tabella). La sua <text:span text:style-name="Strong_20_Emphasis">chiave primaria</text:span> è composta dalla sua chiave locale più la <text:span text:style-name="Strong_20_Emphasis">chiave esterna</text:span> proveniente dall'entità identificante. </text:p>
        </text:list-item>
      </text:list>
      <text:h text:style-name="Heading_20_4" text:outline-level="4">E. Relationship Uno a Uno (1:1)</text:h>
      <text:p text:style-name="Text_20_body">Esistono varie possibilità che dipendono dalle cardinalità minime.</text:p>
      <text:list text:style-name="L13">
        <text:list-item>
          <text:p text:style-name="P23"><text:span text:style-name="Strong_20_Emphasis">Partecipazioni Obbligatorie (1,1) - Due Opzioni:</text:span> Si possono accorpare gli attributi della <text:span text:style-name="Emphasis">relationship</text:span> e la chiave dell'altra entità: </text:p>
          <text:list>
            <text:list-item>
              <text:p text:style-name="P23">Nell'entità A (chiave esterna in A che punta a B). </text:p>
            </text:list-item>
            <text:list-item>
              <text:p text:style-name="P23">Nell'entità B (chiave esterna in B che punta ad A). </text:p>
            </text:list-item>
          </text:list>
        </text:list-item>
        <text:list-item>
          <text:p text:style-name="P24"><text:soft-page-break/><text:span text:style-name="Strong_20_Emphasis">Cardinalità Minima 0:</text:span> Se almeno una partecipazione è (0,1), una possibilità è fondere in una sola entità, ammettendo valori nulli nel campo della chiave esterna che rappresenta l'entità opzionale. Un'alternativa (per il caso (0,1)-(0,1)) è rappresentarla con <text:span text:style-name="Strong_20_Emphasis">tre tabelle</text:span> (come un N:N), per evitare valori nulli. </text:p>
        </text:list-item>
      </text:list>
      <text:p text:style-name="Horizontal_20_Line"/>
      <text:p text:style-name="Text_20_body"><text:span text:style-name="Emphasis">Metafora per la Progettazione Logica:</text:span></text:p>
      <text:p text:style-name="Text_20_body">Immagina di tradurre un disegno architettonico complesso (lo Schema Concettuale E-R) in un progetto esecutivo standardizzato (lo Schema Logico Relazionale). La <text:span text:style-name="Strong_20_Emphasis">Ristrutturazione</text:span> è come ottimizzare e semplificare l'architettura eliminando elementi non standard (ridondanze, generalizzazioni) per preparare la costruzione. La <text:span text:style-name="Strong_20_Emphasis">Traduzione</text:span> è come assegnare ogni componente architettonico semplificato (entità, relazioni) a elementi costruttivi standardizzati (tabelle, chiavi, vincoli), assicurandosi che le regole di connessione (molteplicità) siano rispettate. Questo processo garantisce che la struttura finale sia non solo fedele al progetto originale, ma anche efficiente da gestire e costruire (rapida da accede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2:25:23.101342700</meta:creation-date>
    <dc:date>2025-12-16T12:25:37.759227800</dc:date>
    <meta:editing-duration>PT14S</meta:editing-duration>
    <meta:editing-cycles>2</meta:editing-cycles>
    <meta:generator>LibreOffice/25.8.3.2$Windows_X86_64 LibreOffice_project/8ca8d55c161d602844f5428fa4b58097424e324e</meta:generator>
    <meta:document-statistic meta:table-count="0" meta:image-count="0" meta:object-count="0" meta:page-count="4" meta:paragraph-count="73" meta:word-count="1106" meta:character-count="7949" meta:non-whitespace-character-count="6916"/>
  </office:meta>
</office:document-meta>
</file>